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a1fa9a" officeooo:paragraph-rsid="00a1fa9a"/>
    </style:style>
    <style:style style:name="P2" style:family="paragraph" style:parent-style-name="Text_20_body">
      <style:paragraph-properties fo:line-height="200%"/>
      <style:text-properties style:font-name="Times New Roman" fo:font-size="10pt" style:text-underline-style="solid" style:text-underline-width="auto" style:text-underline-color="font-color" fo:font-weight="bold" officeooo:paragraph-rsid="00333b6e" style:font-size-asian="10pt" style:font-weight-asian="bold" style:font-name-complex="Times New Roman1" style:font-size-complex="10pt" style:font-weight-complex="bold"/>
    </style:style>
    <style:style style:name="P3" style:family="paragraph" style:parent-style-name="Text_20_body">
      <style:paragraph-properties fo:line-height="200%"/>
      <style:text-properties style:font-name="Times New Roman" fo:font-size="10pt" style:text-underline-style="solid" style:text-underline-width="auto" style:text-underline-color="font-color" fo:font-weight="bold" officeooo:paragraph-rsid="00333b6e" style:font-size-asian="10pt" style:font-weight-asian="bold" style:font-name-complex="Times New Roman1" style:font-size-complex="10pt" style:font-weight-complex="bold" loext:padding="0in" loext:border="none"/>
    </style:style>
    <style:style style:name="P4" style:family="paragraph" style:parent-style-name="Text_20_body">
      <style:paragraph-properties fo:line-height="200%"/>
      <style:text-properties style:font-name="Times New Roman" fo:font-size="10pt" style:text-underline-style="solid" style:text-underline-width="auto" style:text-underline-color="font-color" fo:font-weight="bold" officeooo:paragraph-rsid="00333b6e" fo:background-color="#ffff00" style:font-size-asian="10pt" style:font-weight-asian="bold" style:font-name-complex="Times New Roman1" style:font-size-complex="10pt" style:font-weight-complex="bold"/>
    </style:style>
    <style:style style:name="P5" style:family="paragraph" style:parent-style-name="Text_20_body">
      <style:paragraph-properties fo:line-height="200%"/>
      <style:text-properties style:font-name="Times New Roman" fo:font-size="10pt" fo:font-weight="bold" officeooo:paragraph-rsid="00333b6e" fo:background-color="#ffff00" style:font-size-asian="10pt" style:font-weight-asian="bold" style:font-name-complex="Times New Roman1" style:font-size-complex="10pt" style:font-weight-complex="bold"/>
    </style:style>
    <style:style style:name="P6" style:family="paragraph" style:parent-style-name="Text_20_body">
      <style:paragraph-properties fo:line-height="200%"/>
      <style:text-properties style:font-name="Times New Roman" fo:font-size="10pt" fo:font-weight="normal" officeooo:paragraph-rsid="00333b6e" fo:background-color="#ffff00" style:font-size-asian="10pt" style:font-weight-asian="normal" style:font-name-complex="Times New Roman1" style:font-size-complex="10pt" style:font-weight-complex="normal"/>
    </style:style>
    <style:style style:name="P7" style:family="paragraph" style:parent-style-name="Text_20_body">
      <style:paragraph-properties fo:line-height="200%"/>
      <style:text-properties style:font-name="Times New Roman" fo:font-size="10pt" fo:font-weight="normal" officeooo:paragraph-rsid="00b4a38b" fo:background-color="#ffff00" style:font-size-asian="10pt" style:font-weight-asian="normal" style:font-name-complex="Times New Roman1" style:font-size-complex="10pt" style:font-weight-complex="normal"/>
    </style:style>
    <style:style style:name="P8" style:family="paragraph" style:parent-style-name="Text_20_body">
      <style:paragraph-properties fo:line-height="200%"/>
      <style:text-properties style:font-name="Times New Roman" fo:font-size="10pt" fo:font-weight="normal" officeooo:paragraph-rsid="00b244c3" fo:background-color="#ffff00" style:font-size-asian="10pt" style:font-weight-asian="normal" style:font-name-complex="Times New Roman1" style:font-size-complex="10pt" style:font-weight-complex="normal"/>
    </style:style>
    <style:style style:name="P9" style:family="paragraph" style:parent-style-name="Text_20_body">
      <style:paragraph-properties fo:line-height="200%"/>
      <style:text-properties style:font-name="Times New Roman" fo:font-size="10pt" fo:font-style="italic" style:text-underline-style="none" fo:font-weight="normal" officeooo:paragraph-rsid="00333b6e" fo:background-color="#ffff00" style:font-size-asian="10pt" style:font-style-asian="italic" style:font-weight-asian="normal" style:font-name-complex="Times New Roman1" style:font-size-complex="10pt" style:font-style-complex="italic" style:font-weight-complex="normal"/>
    </style:style>
    <style:style style:name="P10" style:family="paragraph" style:parent-style-name="Text_20_body">
      <style:paragraph-properties fo:line-height="200%"/>
      <style:text-properties style:font-name="Times New Roman" fo:font-size="10pt" fo:font-style="italic" fo:font-weight="normal" officeooo:paragraph-rsid="00333b6e" fo:background-color="#ffff00" style:font-size-asian="10pt" style:font-style-asian="italic" style:font-weight-asian="normal" style:font-name-complex="Times New Roman1" style:font-size-complex="10pt" style:font-style-complex="italic" style:font-weight-complex="normal"/>
    </style:style>
    <style:style style:name="P11" style:family="paragraph" style:parent-style-name="Text_20_body">
      <style:paragraph-properties fo:line-height="200%"/>
      <style:text-properties style:font-name="Times New Roman" fo:font-size="10pt" fo:font-style="italic" fo:font-weight="normal" officeooo:paragraph-rsid="00b4a38b" fo:background-color="#ffff00" style:font-size-asian="10pt" style:font-style-asian="italic" style:font-weight-asian="normal" style:font-name-complex="Times New Roman1" style:font-size-complex="10pt" style:font-style-complex="italic" style:font-weight-complex="normal"/>
    </style:style>
    <style:style style:name="P12" style:family="paragraph" style:parent-style-name="Text_20_body">
      <style:paragraph-properties fo:line-height="200%"/>
      <style:text-properties style:font-name="Times New Roman" fo:font-size="10pt" style:text-underline-style="none" fo:font-weight="normal" officeooo:rsid="00c6c842" officeooo:paragraph-rsid="00c6c842" style:font-size-asian="10pt" style:font-weight-asian="normal" style:font-name-complex="Times New Roman1" style:font-size-complex="10pt" style:font-weight-complex="normal"/>
    </style:style>
    <style:style style:name="P13" style:family="paragraph" style:parent-style-name="Text_20_body">
      <style:paragraph-properties fo:line-height="200%"/>
      <style:text-properties fo:font-weight="normal" officeooo:paragraph-rsid="00b244c3" fo:background-color="#ffff00" style:font-weight-asian="normal" style:font-weight-complex="normal"/>
    </style:style>
    <style:style style:name="P14" style:family="paragraph" style:parent-style-name="Text_20_body">
      <style:paragraph-properties fo:line-height="200%"/>
      <style:text-properties fo:font-weight="normal" officeooo:paragraph-rsid="00333b6e" fo:background-color="#ffff00" style:font-weight-asian="normal" style:font-weight-complex="normal"/>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paragraph-properties fo:line-height="200%"/>
      <style:text-properties officeooo:paragraph-rsid="00333b6e"/>
    </style:style>
    <style:style style:name="P19" style:family="paragraph" style:parent-style-name="Text_20_body" style:list-style-name="L4"/>
    <style:style style:name="P20" style:family="paragraph" style:parent-style-name="Text_20_body">
      <style:text-properties fo:background-color="#81aca6"/>
    </style:style>
    <style:style style:name="P21" style:family="paragraph" style:parent-style-name="Text_20_body">
      <style:paragraph-properties fo:line-height="200%"/>
      <style:text-properties officeooo:paragraph-rsid="00333b6e" fo:background-color="#81aca6"/>
    </style:style>
    <style:style style:name="P22" style:family="paragraph" style:parent-style-name="Text_20_body" style:list-style-name="L4">
      <style:text-properties fo:background-color="#81aca6"/>
    </style:style>
    <style:style style:name="P23" style:family="paragraph" style:parent-style-name="Text_20_body" style:list-style-name="L5">
      <style:text-properties fo:background-color="#81aca6"/>
    </style:style>
    <style:style style:name="P24" style:family="paragraph" style:parent-style-name="Text_20_body" style:list-style-name="L6">
      <style:text-properties fo:background-color="#81aca6"/>
    </style:style>
    <style:style style:name="P25" style:family="paragraph" style:parent-style-name="Text_20_body" style:list-style-name="L7">
      <style:text-properties fo:background-color="#81aca6"/>
    </style:style>
    <style:style style:name="P26" style:family="paragraph" style:parent-style-name="Text_20_body">
      <style:paragraph-properties fo:margin-top="0in" fo:margin-bottom="0in" loext:contextual-spacing="false"/>
      <style:text-properties fo:font-weight="bold" fo:background-color="#ffff00" style:font-weight-asian="bold" style:font-weight-complex="bold" loext:padding="0in" loext:border="none"/>
    </style:style>
    <style:style style:name="P27" style:family="paragraph" style:parent-style-name="Text_20_body" style:list-style-name="L3">
      <style:paragraph-properties fo:margin-top="0in" fo:margin-bottom="0in" loext:contextual-spacing="false"/>
    </style:style>
    <style:style style:name="P28" style:family="paragraph" style:parent-style-name="Text_20_body" style:list-style-name="L4">
      <style:paragraph-properties fo:margin-top="0in" fo:margin-bottom="0in" loext:contextual-spacing="false"/>
      <style:text-properties fo:background-color="#81aca6"/>
    </style:style>
    <style:style style:name="P29" style:family="paragraph" style:parent-style-name="Text_20_body" style:list-style-name="L5">
      <style:paragraph-properties fo:margin-top="0in" fo:margin-bottom="0in" loext:contextual-spacing="false"/>
      <style:text-properties fo:background-color="#81aca6"/>
    </style:style>
    <style:style style:name="P30" style:family="paragraph" style:parent-style-name="Text_20_body" style:list-style-name="L6">
      <style:paragraph-properties fo:margin-top="0in" fo:margin-bottom="0in" loext:contextual-spacing="false"/>
      <style:text-properties fo:background-color="#81aca6"/>
    </style:style>
    <style:style style:name="P31" style:family="paragraph" style:parent-style-name="Text_20_body" style:list-style-name="L7">
      <style:paragraph-properties fo:margin-top="0in" fo:margin-bottom="0in" loext:contextual-spacing="false"/>
      <style:text-properties fo:background-color="#81aca6"/>
    </style:style>
    <style:style style:name="T1" style:family="text">
      <style:text-properties style:font-name="Times New Roman" fo:font-size="10pt" style:font-size-asian="10pt" style:font-name-complex="Times New Roman1" style:font-size-complex="10pt"/>
    </style:style>
    <style:style style:name="T2" style:family="text">
      <style:text-properties style:font-name="Times New Roman" fo:font-size="10pt" fo:font-style="italic" style:font-size-asian="10pt" style:font-style-asian="italic" style:font-name-complex="Times New Roman1" style:font-size-complex="10pt" style:font-style-complex="italic"/>
    </style:style>
    <style:style style:name="T3" style:family="text">
      <style:text-properties fo:background-color="#81aca6" loext:char-shading-value="0"/>
    </style:style>
    <style:style style:name="T4" style:family="text">
      <style:text-properties fo:background-color="#81aca6"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verview</text:p>
      <text:p text:style-name="P26">    Project Introduction and Objectives</text:p>
      <text:p text:style-name="P26">    Current Level of Completion </text:p>
      <text:p text:style-name="P26">Milestones and Deliverables </text:p>
      <text:p text:style-name="P26">    Current Accomplishments </text:p>
      <text:p text:style-name="P26">    Scheduled completions </text:p>
      <text:p text:style-name="P26">    Missed Targets </text:p>
      <text:p text:style-name="P26">Issues and Changes </text:p>
      <text:p text:style-name="P26">    Open Issues</text:p>
      <text:p text:style-name="P26">    Open Change Requests </text:p>
      <text:p text:style-name="P26">Next Phase Schedule<text:line-break/>    Start and completion targets </text:p>
      <text:p text:style-name="P26">Summary</text:p>
      <text:p text:style-name="P2"/>
      <text:p text:style-name="P12">begin here</text:p>
      <text:p text:style-name="P21">Project Overview Report: Research on Asynchronous Consensus Protocols Project Introduction and Objectives:</text:p>
      <text:p text:style-name="P20">This project embarks on an extensive exploration of asynchronous consensus protocols, commencing with an in-depth study of HoneyBadgerBFT and progressing through the BEAT protocol suite, the Dumbo protocol suite, and culminating with the latest advancements in the Asynchronous Byzantine Fault Tolerant (ABFT) protocol. The overarching research objectives are as follows:</text:p>
      <text:list xml:id="list2749380312" text:style-name="L4">
        <text:list-item>
          <text:p text:style-name="P19"><text:span text:style-name="Strong_20_Emphasis"><text:span text:style-name="T4">HoneyBadgerBFT Investigation</text:span></text:span><text:span text:style-name="T4">:</text:span></text:p>
          <text:list>
            <text:list-item>
              <text:p text:style-name="P28">Thoroughly examine the HoneyBadgerBFT asynchronous consensus protocol.</text:p>
            </text:list-item>
            <text:list-item>
              <text:p text:style-name="P28">Acquire a comprehensive understanding of its theoretical foundations, cryptographic mechanisms, and operational principles.</text:p>
            </text:list-item>
            <text:list-item>
              <text:p text:style-name="P28">Evaluate its performance metrics, uncovering both strengths and limitations.</text:p>
            </text:list-item>
            <text:list-item>
              <text:p text:style-name="P28">Propose optimization strategies to enhance its scalability and efficiency.</text:p>
            </text:list-item>
            <text:list-item>
              <text:p text:style-name="P28">Explore real-world deployment scenarios and assess its practical viability.</text:p>
            </text:list-item>
          </text:list>
        </text:list-item>
        <text:list-item>
          <text:p text:style-name="P19"><text:span text:style-name="Strong_20_Emphasis"><text:span text:style-name="T4">BEAT Protocol Suite Exploration</text:span></text:span><text:span text:style-name="T4">:</text:span></text:p>
          <text:list>
            <text:list-item>
              <text:p text:style-name="P28">Investigate the BEAT protocol suite, encompassing a variety of asynchronous Byzantine fault-tolerant protocols.</text:p>
            </text:list-item>
            <text:list-item>
              <text:p text:style-name="P28">Analyze the unique features and trade-offs offered by each protocol within the suite.</text:p>
            </text:list-item>
            <text:list-item>
              <text:p text:style-name="P28"><text:soft-page-break/>Conduct extensive performance assessments across different network scenarios, including latency, throughput, and scalability.</text:p>
            </text:list-item>
            <text:list-item>
              <text:p text:style-name="P28">Identify challenges and limitations inherent to the BEAT protocols.</text:p>
            </text:list-item>
          </text:list>
        </text:list-item>
        <text:list-item>
          <text:p text:style-name="P19"><text:span text:style-name="Strong_20_Emphasis"><text:span text:style-name="T4">Dumbo Protocol Suite Analysis</text:span></text:span><text:span text:style-name="T4">:</text:span></text:p>
          <text:list>
            <text:list-item>
              <text:p text:style-name="P28">Explore the innovative Dumbo protocol suite, designed to provide asynchronous consensus solutions.</text:p>
            </text:list-item>
            <text:list-item>
              <text:p text:style-name="P28">Examine the core design principles, cryptographic foundations, and performance attributes of Dumbo protocols.</text:p>
            </text:list-item>
            <text:list-item>
              <text:p text:style-name="P28">Conduct comparative analyses with HoneyBadgerBFT, the BEAT suite, and other protocols to highlight distinct approaches and trade-offs.</text:p>
            </text:list-item>
            <text:list-item>
              <text:p text:style-name="P28">Investigate the scalability and fault tolerance characteristics of Dumbo protocols.</text:p>
            </text:list-item>
          </text:list>
        </text:list-item>
        <text:list-item>
          <text:p text:style-name="P19"><text:span text:style-name="Strong_20_Emphasis"><text:span text:style-name="T4">ABFT Protocol Research</text:span></text:span><text:span text:style-name="T4">:</text:span></text:p>
          <text:list>
            <text:list-item>
              <text:p text:style-name="P28">Investigate the latest advancements in the Asynchronous Byzantine Fault Tolerant (ABFT) protocol.</text:p>
            </text:list-item>
            <text:list-item>
              <text:p text:style-name="P28">Understand how ABFT builds upon the collective knowledge of HoneyBadgerBFT, the BEAT suite, and Dumbo protocols.</text:p>
            </text:list-item>
            <text:list-item>
              <text:p text:style-name="P28">Explore ABFT's innovative features, such as reduced computational overhead, enhanced performance, and superior scalability.</text:p>
            </text:list-item>
            <text:list-item>
              <text:p text:style-name="P22">Assess ABFT's practical applications and its suitability for decentralized distributed systems.</text:p>
            </text:list-item>
          </text:list>
        </text:list-item>
      </text:list>
      <text:p text:style-name="P20">Current Level of Completion:</text:p>
      <text:p text:style-name="P20">At the present stage of the project, the following key accomplishments and progress milestones have been achieved:</text:p>
      <text:p text:style-name="Text_20_body"><text:span text:style-name="Strong_20_Emphasis"><text:span text:style-name="T4">Current Accomplishments:</text:span></text:span></text:p>
      <text:list xml:id="list2567352722" text:style-name="L5">
        <text:list-item>
          <text:p text:style-name="P29">Extensive literature review completed.</text:p>
        </text:list-item>
        <text:list-item>
          <text:p text:style-name="P23">Comprehensive understanding of HoneyBadgerBFT's theoretical foundation achieved.</text:p>
        </text:list-item>
      </text:list>
      <text:p text:style-name="P20">Milestones and Deliverables:</text:p>
      <text:p text:style-name="P20">The research project is organized into distinct phases, each with specific milestones and deliverables:</text:p>
      <text:p text:style-name="Text_20_body"><text:span text:style-name="Strong_20_Emphasis"><text:span text:style-name="T4">Scheduled Completions:</text:span></text:span></text:p>
      <text:list xml:id="list3951538095" text:style-name="L6">
        <text:list-item>
          <text:p text:style-name="P30">Performance analysis and limitations study of HoneyBadgerBFT (Year 2).</text:p>
        </text:list-item>
        <text:list-item>
          <text:p text:style-name="P30">Investigation of optimization strategies and real-world viability of HoneyBadgerBFT (Year 3).</text:p>
        </text:list-item>
        <text:list-item>
          <text:p text:style-name="P24">Exploration of potential applications and preparation of the PhD Dissertation (Year 4).</text:p>
        </text:list-item>
      </text:list>
      <text:p text:style-name="Text_20_body"><text:span text:style-name="Strong_20_Emphasis"><text:span text:style-name="T4">Missed Targets:</text:span></text:span><text:span text:style-name="T4"> At this juncture, there are no significant missed targets or deviations from the planned project timeline.</text:span></text:p>
      <text:p text:style-name="P20"><text:soft-page-break/>Issues and Changes:</text:p>
      <text:p text:style-name="Text_20_body"><text:span text:style-name="Strong_20_Emphasis"><text:span text:style-name="T4">Open Issues:</text:span></text:span><text:span text:style-name="T4"> Currently, there are no open issues posing substantial hindrances to the research project's progression. However, ongoing vigilance will continue to identify and address emerging challenges.</text:span></text:p>
      <text:p text:style-name="Text_20_body"><text:span text:style-name="Strong_20_Emphasis"><text:span text:style-name="T4">Open Change Requests:</text:span></text:span><text:span text:style-name="T4"> The research project remains adaptable and open to adjustments in methodology, scope, or objectives as required by evolving findings or external factors.</text:span></text:p>
      <text:p text:style-name="P20">Next Phase Schedule:</text:p>
      <text:p text:style-name="P20">The research will progress to its next phase according to the following timeline:</text:p>
      <text:list xml:id="list2984941739" text:style-name="L7">
        <text:list-item>
          <text:p text:style-name="P31">Year 2: Focused on the performance analysis and limitations study of HoneyBadgerBFT.</text:p>
        </text:list-item>
        <text:list-item>
          <text:p text:style-name="P31">Year 3: Dedicated to investigating optimization strategies and assessing real-world viability.</text:p>
        </text:list-item>
        <text:list-item>
          <text:p text:style-name="P25">Year 4: Devoted to exploring potential applications and preparing the PhD Dissertation.</text:p>
        </text:list-item>
      </text:list>
      <text:p text:style-name="P20">Summary:</text:p>
      <text:p text:style-name="P20">This comprehensive research project is dedicated to advancing the understanding of asynchronous consensus protocols. It embarks on a journey through HoneyBadgerBFT, the BEAT suite, Dumbo protocols, and culminates with the latest ABFT advancements. With a strong foundation in place, the project aims to provide valuable insights into decentralized distributed systems, their practical applications, and the evolving landscape of asynchronous consensus protocols. It remains flexible to accommodate emerging findings and aligns with its planned milestones and objectives.</text:p>
      <text:p text:style-name="P18"/>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4"/>
      <text:p text:style-name="P4">Project Overview Report: Research on HoneyBadgerBFT Asynchronous Consensus Protocol</text:p>
      <text:p text:style-name="P5">Overview:</text:p>
      <text:p text:style-name="P6"><text:tab/>This research aims to perform an in-depth study on the HoneyBadgerBFT asynchronous consensus protocol, with a focus on its designs and limitations. The primary goal is to contribute to the understanding of HoneyBadgerBFT's strengths and weaknesses while exploring its practicality. The research should possibly propose optimizations or new features. The research will involve analysis, simulations, and potentially the development of new practical implementations.</text:p>
      <text:p text:style-name="P5">Project Introduction and Objectives:</text:p>
      <text:p text:style-name="P7"><text:tab/>The objective of this research is to investigate the HoneyBadgerBFT consensus protocol, considering both its theoretical foundation and its practical implications. The key research objective questions to address include:</text:p>
      <text:p text:style-name="P7">What are the underlying principles and cryptographic techniques used in the HoneyBadgerBFT protocol?</text:p>
      <text:p text:style-name="P7">How does HoneyBadgerBFT compare to other consensus algorithms in terms of performance, security, and decentralization?</text:p>
      <text:p text:style-name="P7">What are the practical challenges in implementing and deploying HoneyBadgerBFT in real-world scenarios?</text:p>
      <text:p text:style-name="P7">Can the protocol be optimized for scalability and efficiency while maintaining its Byzantine fault tolerance and asynchronous properties?</text:p>
      <text:p text:style-name="P7">Are there potential applications beyond blockchain that can benefit from HoneyBadgerBFT's asynchronous design?</text:p>
      <text:p text:style-name="P5">Resource Projections:</text:p>
      <text:p text:style-name="P6"><text:tab/>The research project is anticipated to require the following resources:</text:p>
      <text:p text:style-name="P13"><text:soft-page-break/><text:span text:style-name="T2">Time</text:span><text:span text:style-name="T1">: Approximately 3 to 4 years for comprehensive research, experimentation, and thesis write-up.</text:span></text:p>
      <text:p text:style-name="P13"><text:span text:style-name="T2">Personnel</text:span><text:span text:style-name="T1">: The primary researcher, advisors, and potential collaboration with industry leaders for discussions and review.</text:span></text:p>
      <text:p text:style-name="P14"><text:span text:style-name="T2">Computational Resources</text:span><text:span text:style-name="T1">: Access to computing clusters for simulation experiments such as AWS, Azure, and Tor.</text:span></text:p>
      <text:p text:style-name="P14"><text:span text:style-name="T2">Literature</text:span><text:span text:style-name="T1">: Readings of academic papers, research articles, and technical documentation related to consensus algorithms, cryptography, and the HoneyBadgerBFT.</text:span></text:p>
      <text:p text:style-name="P5">Milestones and Deliverables:</text:p>
      <text:p text:style-name="P9">Year 1:</text:p>
      <text:p text:style-name="P6">Literature Review: Review of existing literature on asynchronous consensus algorithms, byzantine fault tolerance, and the HoneyBadgerBFT.</text:p>
      <text:p text:style-name="P6">Theoretical Foundation: Develop a deep understanding of the cryptographic techniques and theoretical basis of the HoneyBadgerBFT.</text:p>
      <text:p text:style-name="P9">Year 2:</text:p>
      <text:p text:style-name="P8">Performance Analysis: Design simulations to compare the performance of HoneyBadgerBFT with other asynchronous consensus algorithms in terms of latency, throughput, and scalability.</text:p>
      <text:p text:style-name="P8">Limitations and Challenges: Identify and analyze the limitations and challenges of the HoneyBadgerBFT from both theoretical and practical standpoint.</text:p>
      <text:p text:style-name="P10">Year 3:</text:p>
      <text:p text:style-name="P6">Optimizations: Investigate potential optimizations to enhance the efficiency and scalability of HoneyBadgerBFT without compromising security.</text:p>
      <text:p text:style-name="P6">Real-World Viability: Explore practical implementations for deploying HoneyBadgerBFT in real-world scenarios.</text:p>
      <text:p text:style-name="P11">Year 4:</text:p>
      <text:p text:style-name="P7"><text:soft-page-break/>Applications: Investigate potential applications beyond blockchain where HoneyBadgerBFT's privacy-preserving properties can be leveraged.</text:p>
      <text:p text:style-name="P6"><text:s/>Dissertation Preparation: Compile research findings, experiments, and insights into a comprehensive PhD Dissertation.</text:p>
      <text:p text:style-name="P6"/>
      <text:p text:style-name="P5">Scheduled Completions:</text:p>
      <text:p text:style-name="P6">Literature Review and Theoretical Foundation: Year 1</text:p>
      <text:p text:style-name="P6">Performance Analysis and Limitations Study: Year 2</text:p>
      <text:p text:style-name="P6">Optimization Strategies and Real-World Viability: Year 3</text:p>
      <text:p text:style-name="P6">Applications Exploration and Dissertation Preparation: Year 4</text:p>
      <text:p text:style-name="P6"><text:tab/>This research will contribute to the understanding of asynchronous consensus algorithms. It aims to provide insights into the HoneyBadgerBFT protocol and its potential impact on various distributed systems beyond blockchain. Through analysis, experimentation, and documentation, this research aims to advance the field of decentralized asynchronous consensus protoco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textlayer--absolut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a1fa9a" officeooo:paragraph-rsid="00a1fa9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ric Webb</text:p>
        <text:p text:style-name="MP1">N01927543</text:p>
        <text:p text:style-name="MP1">ew774@mynsu.nova.edu</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22:14:43.555802767</meta:creation-date>
    <dc:date>2023-09-11T23:51:48.752542038</dc:date>
    <meta:editing-duration>PT4H50M4S</meta:editing-duration>
    <meta:editing-cycles>53</meta:editing-cycles>
    <meta:generator>LibreOffice/6.4.7.2$Linux_X86_64 LibreOffice_project/40$Build-2</meta:generator>
    <meta:document-statistic meta:table-count="0" meta:image-count="0" meta:object-count="0" meta:page-count="7" meta:paragraph-count="96" meta:word-count="1094" meta:character-count="8507" meta:non-whitespace-character-count="7493"/>
  </office:meta>
</office:document-meta>
</file>